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25in" style:rel-column-width="10096*"/>
    </style:style>
    <style:style style:name="Table2.B" style:family="table-column">
      <style:table-column-properties style:column-width="6.1771in" style:rel-column-width="55439*"/>
    </style:style>
    <style:style style:name="Table2.A1" style:family="table-cell">
      <style:table-cell-properties style:vertical-align="top" fo:padding-left="0in" fo:padding-right="0.0799in" fo:padding-top="0.0597in" fo:padding-bottom="0in" fo:border="none"/>
    </style:style>
    <style:style style:name="Table3" style:family="table" style:master-page-name="">
      <style:table-properties style:width="7.3021in" fo:margin-left="0in" fo:margin-right="-0.0021in" style:page-number="0"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Standard">
      <style:paragraph-properties fo:margin-top="0in" fo:margin-bottom="0.0201in" fo:text-align="center" style:justify-single-word="false" fo:padding="0in" fo:border="none"/>
      <style:text-properties style:font-name="Lubalin Graph Book1" fo:font-weight="bold" style:font-weight-asian="bold" style:font-weight-complex="bold"/>
    </style:style>
    <style:style style:name="P3" style:family="paragraph" style:parent-style-name="Body">
      <style:text-properties fo:font-size="10pt" style:font-size-asian="10pt" style:font-size-complex="10pt"/>
    </style:style>
    <style:style style:name="P4" style:family="paragraph" style:parent-style-name="Body">
      <style:paragraph-properties>
        <style:tab-stops>
          <style:tab-stop style:position="7.222in" style:type="right"/>
        </style:tab-stops>
      </style:paragraph-properties>
      <style:text-properties fo:font-size="10pt" style:font-size-asian="10pt" style:font-size-complex="10pt"/>
    </style:style>
    <style:style style:name="P5" style:family="paragraph" style:parent-style-name="Section">
      <style:paragraph-properties fo:padding="0in" fo:border="none" style:shadow="none"/>
      <style:text-properties style:font-name="Lubalin Graph Book" fo:font-size="13pt" fo:font-style="normal" fo:font-weight="normal" style:font-size-asian="14pt"/>
    </style:style>
    <style:style style:name="P6" style:family="paragraph" style:parent-style-name="Section" style:master-page-name="">
      <style:paragraph-properties style:page-number="auto" fo:padding-left="0in" fo:padding-right="0in" fo:padding-top="0.0138in" fo:padding-bottom="0in" fo:border-left="none" fo:border-right="none" fo:border-top="0.0071in solid #000000" fo:border-bottom="none" style:shadow="none" fo:keep-with-next="always"/>
      <style:text-properties style:font-name="Lubalin Graph Book" fo:font-size="13pt" fo:font-style="normal" fo:font-weight="normal" style:font-size-asian="14pt"/>
    </style:style>
    <style:style style:name="P7" style:family="paragraph" style:parent-style-name="Section" style:master-page-name="">
      <style:paragraph-properties style:page-number="auto" fo:keep-with-next="always"/>
    </style:style>
    <style:style style:name="P8" style:family="paragraph" style:parent-style-name="Section" style:master-page-name="">
      <style:paragraph-properties style:page-number="auto" fo:keep-with-next="always"/>
      <style:text-properties fo:font-size="10pt" style:font-size-asian="10pt" style:font-size-complex="10pt"/>
    </style:style>
    <style:style style:name="P9" style:family="paragraph" style:parent-style-name="Bold">
      <style:text-properties fo:font-size="10pt"/>
    </style:style>
    <style:style style:name="P10" style:family="paragraph" style:parent-style-name="Bold">
      <style:text-properties fo:font-size="10pt" style:font-size-asian="10pt" style:font-size-complex="10pt"/>
    </style:style>
    <style:style style:name="P11" style:family="paragraph" style:parent-style-name="Bold">
      <style:text-properties fo:font-size="10pt" fo:font-weight="normal" style:font-weight-asian="normal" style:font-weight-complex="normal"/>
    </style:style>
    <style:style style:name="P12" style:family="paragraph" style:parent-style-name="Bold">
      <style:text-properties style:font-name="Lubalin Graph Book1" fo:font-size="10pt" fo:font-style="normal" fo:font-weight="normal" style:font-size-asian="12pt" style:font-weight-asian="normal" style:font-weight-complex="normal"/>
    </style:style>
    <style:style style:name="P13" style:family="paragraph" style:parent-style-name="Bold">
      <style:text-properties style:font-name="Lubalin Graph Book1" fo:font-size="10pt" fo:font-style="normal" fo:font-weight="normal" style:font-size-asian="10pt" style:font-weight-asian="normal" style:font-size-complex="10pt" style:font-weight-complex="normal"/>
    </style:style>
    <style:style style:name="P14" style:family="paragraph" style:parent-style-name="Bullet" style:list-style-name="L1">
      <style:text-properties fo:font-size="10pt" style:font-size-asian="10pt" style:font-size-complex="10pt"/>
    </style:style>
    <style:style style:name="P15" style:family="paragraph" style:parent-style-name="Bullet" style:list-style-name="L2">
      <style:text-properties fo:font-size="10pt" style:font-size-asian="10pt" style:font-size-complex="10pt"/>
    </style:style>
    <style:style style:name="P16" style:family="paragraph" style:parent-style-name="Bullet" style:list-style-name="L3">
      <style:text-properties fo:font-size="10pt" style:font-size-asian="10pt" style:font-size-complex="10pt"/>
    </style:style>
    <style:style style:name="P17" style:family="paragraph" style:parent-style-name="Bold">
      <style:text-properties fo:font-size="10pt" style:font-size-asian="10pt" style:font-size-complex="10pt"/>
    </style:style>
    <style:style style:name="P18" style:family="paragraph" style:parent-style-name="Bold">
      <style:text-properties fo:font-size="10pt" fo:font-weight="normal" style:font-size-asian="10pt" style:font-weight-asian="normal" style:font-size-complex="10pt" style:font-weight-complex="normal"/>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style>
    <style:style style:name="T3" style:family="text">
      <style:text-properties style:font-name="Lubalin Graph Book" fo:font-style="normal" fo:font-weight="normal" style:font-size-asian="12pt"/>
    </style:style>
    <style:style style:name="T4" style:family="text">
      <style:text-properties style:font-name="Lubalin Graph Book" fo:font-style="normal" fo:font-weight="normal" style:font-weight-asian="normal" style:font-weight-complex="normal"/>
    </style:style>
    <style:style style:name="T5" style:family="text">
      <style:text-properties style:font-name="Lubalin Graph Book" fo:font-style="normal" fo:font-weight="normal" style:font-weight-asian="bold"/>
    </style:style>
    <style:style style:name="T6" style:family="text">
      <style:text-properties style:font-name="Lubalin Graph Book" fo:font-style="normal" fo:font-weight="bold" style:font-weight-asian="bold" style:font-weight-complex="bold"/>
    </style:style>
    <style:style style:name="T7" style:family="text">
      <style:text-properties fo:font-variant="small-caps" fo:font-size="24pt" style:font-size-asian="24pt"/>
    </style:style>
    <style:style style:name="T8" style:family="text">
      <style:text-properties fo:font-size="18pt" style:font-size-asian="18pt"/>
    </style:style>
    <style:style style:name="T9" style:family="text">
      <style:text-properties fo:font-size="18pt" style:font-size-asian="18pt" style:font-weight-asian="normal" style:font-weight-complex="normal"/>
    </style:style>
    <style:style style:name="T10" style:family="text">
      <style:text-properties style:font-name="Lubalin Graph Book1" fo:font-style="normal"/>
    </style:style>
    <style:style style:name="T11" style:family="text">
      <style:text-properties style:font-name="Lubalin Graph Book1" fo:font-style="normal" fo:font-weight="bold" style:font-size-asian="12pt" style:font-weight-asian="bold"/>
    </style:style>
    <style:style style:name="T12" style:family="text">
      <style:text-properties style:font-name="Lubalin Graph Book1" fo:font-style="normal" fo:font-weight="bold" style:font-size-asian="12pt" style:font-weight-asian="bold" style:font-weight-complex="bold"/>
    </style:style>
    <style:style style:name="T13" style:family="text">
      <style:text-properties style:font-name="Lubalin Graph Book1" fo:font-style="normal" fo:font-weight="bold" style:font-weight-asian="bold"/>
    </style:style>
    <style:style style:name="T14" style:family="text">
      <style:text-properties style:font-name="Lubalin Graph Book1" fo:font-style="normal" fo:font-weight="bold" style:font-weight-asian="bold" style:font-weight-complex="bold"/>
    </style:style>
    <style:style style:name="T15" style:family="text">
      <style:text-properties style:font-name="Lubalin Graph Book1" fo:font-style="normal" fo:font-weight="normal" style:font-weight-asian="normal" style:font-weight-complex="normal"/>
    </style:style>
    <style:style style:name="T16" style:family="text">
      <style:text-properties style:font-name="Lubalin Graph Book1" fo:font-style="normal" style:font-size-asian="12pt"/>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Marnen E. Laibow-Koser<text:line-break/></text:span><text:span text:style-name="T8">719 State Street, 1st ﬂoor<text:line-break/>Albany,</text:span><text:span text:style-name="T9"> NY 1</text:span><text:span text:style-name="T8">2203-1318<text:line-break/>(845) 625-7801 • marnen@marnen.org<text:line-break/>http://www.marnen.org</text:span></text:p>
      <text:p text:style-name="P7">skills</text:p>
      <table:table table:name="Table1" table:style-name="Table1">
        <table:table-column table:style-name="Table1.A"/>
        <table:table-column table:style-name="Table1.B"/>
        <table:table-row table:style-name="Table1.1">
          <table:table-cell table:style-name="Table1.A1" office:value-type="string">
            <text:p text:style-name="P10">programming and markup</text:p>
          </table:table-cell>
          <table:table-cell table:style-name="Table1.A1" office:value-type="string">
            <text:p text:style-name="P3">C, C++, ColdFusion (CFML), CSS, DDS, Haml, HTML/XHTML, Java, JavaScript, Lisp (MCL), Mathematica,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P10">operating systems</text:p>
          </table:table-cell>
          <table:table-cell table:style-name="Table1.A1" office:value-type="string">
            <text:p text:style-name="P3">Linux (Red Hat, Ubuntu), Mac OS (all versions), MS-DOS, OS/400, System/36, UNIX (AIX, Darwin, HPUX), Windows (all versions).</text:p>
          </table:table-cell>
        </table:table-row>
        <table:table-row table:style-name="Table1.1">
          <table:table-cell table:style-name="Table1.A1" office:value-type="string">
            <text:p text:style-name="P10">Mac OS software</text:p>
          </table:table-cell>
          <table:table-cell table:style-name="Table1.A1" office:value-type="string">
            <text:p text:style-name="P3">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10">Windows &amp; MS-DOS software</text:p>
          </table:table-cell>
          <table:table-cell table:style-name="Table1.A1" office:value-type="string">
            <text:p text:style-name="P3">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0">OS/400 &amp; System/36 software</text:p>
          </table:table-cell>
          <table:table-cell table:style-name="Table1.A1" office:value-type="string">
            <text:p text:style-name="P3">DFU, SEU, MarkMagic, NCS Professional, Query/400.</text:p>
          </table:table-cell>
        </table:table-row>
        <table:table-row table:style-name="Table1.1">
          <table:table-cell table:style-name="Table1.A1" office:value-type="string">
            <text:p text:style-name="P10">Linux &amp; UNIX software</text:p>
          </table:table-cell>
          <table:table-cell table:style-name="Table1.A1" office:value-type="string">
            <text:p text:style-name="P3">Apache, Applix, Emacs, Git, ksh, Nginx, OpenOffice, Subversion, vi.</text:p>
          </table:table-cell>
        </table:table-row>
        <table:table-row table:style-name="Table1.1">
          <table:table-cell table:style-name="Table1.A1" office:value-type="string">
            <text:p text:style-name="P10">languages</text:p>
          </table:table-cell>
          <table:table-cell table:style-name="Table1.A1" office:value-type="string">
            <text:p text:style-name="P3">Fluent in German, excellent knowledge of French, some knowledge of Spanish, Italian, Japanese, Russian, Hebrew, Esperanto.</text:p>
          </table:table-cell>
        </table:table-row>
      </table:table>
      <text:p text:style-name="P7">relevant experience</text:p>
      <text:p text:style-name="P8">This résumé contains programming and technical experience. For musical experience, please see <text:span text:style-name="T18">http://www.marnen.org/resume_m.pdf</text:span><text:span text:style-name="T17">.</text:span></text:p>
      <table:table table:name="Table2" table:style-name="Table2">
        <table:table-column table:style-name="Table2.A"/>
        <table:table-column table:style-name="Table2.B"/>
        <table:table-row>
          <table:table-cell table:style-name="Table2.A1" office:value-type="string">
            <text:p text:style-name="P10">July 1998–present</text:p>
          </table:table-cell>
          <table:table-cell table:style-name="Table2.A1" office:value-type="string">
            <text:p text:style-name="P10"><text:span text:style-name="T13">Thunderbird Productions<text:tab/>Albany, New York</text:span><text:span text:style-name="T2"><text:line-break/>Freelance developer creating complex Web applications with Ruby on Rails, PHP, and ColdFusion, using mySQL and PostgreSQL databases. Also designed and created static websites with HTML, CSS, and JavaScript, and produced graphics and streaming audio.</text:span></text:p>
            <text:p text:style-name="P10"><text:span text:style-name="T2">Creator and primary developer of <text:s/>Quorum Calendar System (</text:span><text:span text:style-name="T6">http://quorum2.sf.net</text:span><text:span text:style-name="T4">); other open-source contributions available at </text:span><text:span text:style-name="T6">http://github.com/marnen</text:span><text:span text:style-name="T4">.</text:span></text:p>
          </table:table-cell>
        </table:table-row>
        <table:table-row>
          <table:table-cell table:style-name="Table2.A1" office:value-type="string">
            <text:p text:style-name="P10">March–June 2011</text:p>
          </table:table-cell>
          <table:table-cell table:style-name="Table2.A1" office:value-type="string">
            <text:p text:style-name="P10">Benchmark Solutions<text:span text:style-name="T13"><text:tab/>New York, New York</text:span></text:p>
            <text:p text:style-name="P18"><text:span text:style-name="T10">Ruby on Rails/JavaScript developer, building frontend of real-time financial data application in Extreme Programming environment, using MySQL, jQuery, RSpec, Jasmine, Raphael, and Git.</text:span></text:p>
          </table:table-cell>
        </table:table-row>
        <table:table-row>
          <table:table-cell table:style-name="Table2.A1" office:value-type="string">
            <text:p text:style-name="P10">March 2010–March 2011</text:p>
          </table:table-cell>
          <table:table-cell table:style-name="Table2.A1" office:value-type="string">
            <text:p text:style-name="P10">American Express Publishing<text:span text:style-name="T13"><text:tab/>New York, New York<text:line-break/></text:span>(consulting for Manpower Professional)</text:p>
            <text:p text:style-name="P10"><text:span text:style-name="T17">Ruby on Rails/Microsoft SQL Server developer, maintaining high-profile public-facing websites including </text:span><text:span text:style-name="T18">http://www.travelandleisure.com</text:span><text:span text:style-name="T17"> (13 million page views per month).</text:span></text:p>
          </table:table-cell>
        </table:table-row>
        <table:table-row>
          <table:table-cell table:style-name="Table2.A1" office:value-type="string">
            <text:p text:style-name="P10">January–February 2008</text:p>
          </table:table-cell>
          <table:table-cell table:style-name="Table2.A1" office:value-type="string">
            <text:p text:style-name="P10">Vita Rara<text:span text:style-name="T13"><text:tab/>Troy, New York</text:span></text:p>
            <text:p text:style-name="P13">Web developer implementing backend of major vertical-market application, using Java, Struts, JSP, mySQL, and JBoss on Linux and Mac OS X.</text:p>
          </table:table-cell>
        </table:table-row>
        <table:table-row>
          <table:table-cell table:style-name="Table2.A1" office:value-type="string">
            <text:p text:style-name="P10">June–November 2007</text:p>
          </table:table-cell>
          <table:table-cell table:style-name="Table2.A1" office:value-type="string">
            <text:p text:style-name="P10">Reflexions Data (consulting for RHI Technology)<text:span text:style-name="T13"><text:tab/>White Plains, New </text:span><text:span text:style-name="T14">York</text:span><text:span text:style-name="T15"><text:line-break/>Senior Web developer, designing and implementing backends for Web applications with LAMP technologies, JavaScript (including Ajax), Mootools, and Fusebox.</text:span></text:p>
          </table:table-cell>
        </table:table-row>
        <text:soft-page-break/>
        <table:table-row>
          <table:table-cell table:style-name="Table2.A1" office:value-type="string">
            <text:p text:style-name="P10">February–September 2006</text:p>
          </table:table-cell>
          <table:table-cell table:style-name="Table2.A1" office:value-type="string">
            <text:p text:style-name="P10"><text:span text:style-name="T13">SoftWaveMedia/Zysys Solutions<text:tab/>Irvington, New York</text:span><text:span text:style-name="T2"><text:line-break/>ColdFusion/mySQL developer for radio advertising broker. Achievements included:</text:span></text:p>
            <text:list xml:id="list1356168960" text:style-name="L1">
              <text:list-item>
                <text:p text:style-name="P14">introducing and supporting Fusebox framework, including customizing open-source Fusebox documentation tools,</text:p>
              </text:list-item>
              <text:list-item>
                <text:p text:style-name="P14">creating automated Web-based invoice system with XML integration on Apache,</text:p>
              </text:list-item>
              <text:list-item>
                <text:p text:style-name="P14">designing and building database schemata,</text:p>
              </text:list-item>
              <text:list-item>
                <text:p text:style-name="P14">writing Perl and Linux shell scripts to automate reading of several million records from ﬂat text ﬁles into MySQL database.</text:p>
              </text:list-item>
            </text:list>
          </table:table-cell>
        </table:table-row>
        <table:table-row>
          <table:table-cell table:style-name="Table2.A1" office:value-type="string">
            <text:p text:style-name="P10">November–<text:line-break/>December 1999 </text:p>
          </table:table-cell>
          <table:table-cell table:style-name="Table2.A1" office:value-type="string">
            <text:p text:style-name="P10"><text:span text:style-name="T13">New World Technologies (</text:span><text:span text:style-name="T13">independent consultancy)</text:span><text:span text:style-name="T13"><text:tab/>New York, New York</text:span><text:span text:style-name="T5"><text:line-break/></text:span><text:span text:style-name="T2">ColdFusion/HTML programmer in e-commerce environment. Tasks included:</text:span></text:p>
            <text:list xml:id="list1802997579" text:continue-list="list1356168960" text:style-name="L1">
              <text:list-item text:start-value="1">
                <text:p text:style-name="P14">designing and implementing Web-based solution for editing large relational Microsoft Access database of products and clients,</text:p>
              </text:list-item>
              <text:list-item>
                <text:p text:style-name="P14">maintaining program generating product information sheets from this database,</text:p>
              </text:list-item>
              <text:list-item>
                <text:p text:style-name="P14">maintaining programmers’ documentation engine on corporate intranet.</text:p>
              </text:list-item>
            </text:list>
          </table:table-cell>
        </table:table-row>
        <table:table-row>
          <table:table-cell table:style-name="Table2.A1" office:value-type="string">
            <text:p text:style-name="P10">January–March 1999</text:p>
          </table:table-cell>
          <table:table-cell table:style-name="Table2.A1" office:value-type="string">
            <text:p text:style-name="P10"><text:span text:style-name="T13">Omni-Services Corporation<text:tab/>Culpeper, Virginia<text:line-break/>(consulting for Supra Data Systems)</text:span><text:span text:style-name="T2"><text:line-break/>ASNA 400 RPG programmer on IBM System/36. Duties included:</text:span></text:p>
            <text:list xml:id="list1685940724" text:style-name="L2">
              <text:list-item>
                <text:p text:style-name="P15">maintaining several hundred custom programs for generation of ﬁnancial reports,</text:p>
              </text:list-item>
              <text:list-item>
                <text:p text:style-name="P15">distributing updates of the programs for installation at branch locations,</text:p>
              </text:list-item>
              <text:list-item>
                <text:p text:style-name="P15">troubleshooting and providing technical support for these programs.</text:p>
              </text:list-item>
            </text:list>
          </table:table-cell>
        </table:table-row>
        <table:table-row>
          <table:table-cell table:style-name="Table2.A1" office:value-type="string">
            <text:p text:style-name="P10">May–July 1998</text:p>
          </table:table-cell>
          <table:table-cell table:style-name="Table2.A1" office:value-type="string">
            <text:p text:style-name="P10"><text:span text:style-name="T13">Purchase College<text:tab/>Purchase, New York</text:span><text:span text:style-name="T5"><text:line-break/></text:span><text:span text:style-name="T2">Technician for campus TCP/IP network, Macintosh specialist. Duties and achievements included:</text:span></text:p>
            <text:list xml:id="list664175306" text:continue-list="list1685940724" text:style-name="L2">
              <text:list-item text:start-value="1">
                <text:p text:style-name="P15">wiring and repairing campus network,</text:p>
              </text:list-item>
              <text:list-item>
                <text:p text:style-name="P15">building IBM-compatible PCs,</text:p>
              </text:list-item>
              <text:list-item>
                <text:p text:style-name="P15">streamlining management of student Macintosh lab by using Assimilator, as well as providing technical support for other Macs on campus,</text:p>
              </text:list-item>
              <text:list-item>
                <text:p text:style-name="P15">supervising student interns in wiring network, building hardware, and providing technical support.</text:p>
              </text:list-item>
            </text:list>
          </table:table-cell>
        </table:table-row>
        <table:table-row>
          <table:table-cell table:style-name="Table2.A1" office:value-type="string">
            <text:p text:style-name="P10">December 1996–May 1998</text:p>
          </table:table-cell>
          <table:table-cell table:style-name="Table2.A1" office:value-type="string">
            <text:p text:style-name="P4"><text:span text:style-name="T13">Metric and Multistandard Components<text:tab/>Hawthorne, New York<text:line-break/>(consulting for Donald J. Simons Associates)</text:span><text:span text:style-name="T5"><text:line-break/></text:span><text:span text:style-name="T2">Member of team working to increase automation of warehouse and sales department using RPG on AS/400 and System/36. Duties included:</text:span></text:p>
            <text:list xml:id="list1504685365" text:style-name="L3">
              <text:list-item>
                <text:p text:style-name="P16">maintaining PCs, AS/400 workstations, bar code equipment, and other hardware,</text:p>
              </text:list-item>
              <text:list-item>
                <text:p text:style-name="P16">implementing bar-code-based package tracking and identification system, including writing narrative descriptions of current and planned procedures,</text:p>
              </text:list-item>
              <text:list-item>
                <text:p text:style-name="P16">writing and maintaining custom shipping and purchasing programs,</text:p>
              </text:list-item>
              <text:list-item>
                <text:p text:style-name="P16">documenting custom programs to print bar-coded labels on demand and interface with tracking system,</text:p>
              </text:list-item>
              <text:list-item>
                <text:p text:style-name="P16">creating, performing, and reporting on comparative tests of hardware and software,</text:p>
              </text:list-item>
              <text:list-item>
                <text:p text:style-name="P16">working with developer of corporate website on searchable database of products,</text:p>
              </text:list-item>
              <text:list-item>
                <text:p text:style-name="P16">installing and maintaining dedicated fax system driven by AS/400 to replace inefficient manual printing and sending of routine sales quotes.</text:p>
              </text:list-item>
            </text:list>
          </table:table-cell>
        </table:table-row>
      </table:table>
      <text:p text:style-name="P6">related accomplishments</text:p>
      <table:table table:name="Table3" table:style-name="Table3">
        <table:table-column table:style-name="Table3.A"/>
        <table:table-column table:style-name="Table3.B"/>
        <table:table-row>
          <table:table-cell table:style-name="Table3.A1" office:value-type="string">
            <text:p text:style-name="P10">June–July 2010</text:p>
          </table:table-cell>
          <table:table-cell table:style-name="Table3.A1" office:value-type="string">
            <text:p text:style-name="P9">University of Vermont/Wolfram Research<text:span text:style-name="T11"><text:tab/>Burlington, Vermont</text:span></text:p>
            <text:p text:style-name="P11"><text:span text:style-name="T16">Student at </text:span><text:span text:style-name="T12">New Kind of Science Summer School</text:span><text:span text:style-name="T16">, a course in studying cellular automata and similar complex systems; ﬁnal research project explored the modeling of musical form with string substitution systems (see </text:span><text:span text:style-name="T12">http://bit.ly/nks2010mlk</text:span><text:span text:style-name="T16">). Faculty included Stephen Wolfram, Todd Rowland, and other Wolfram Research instructors.</text:span></text:p>
          </table:table-cell>
        </table:table-row>
        <table:table-row>
          <table:table-cell table:style-name="Table3.A1" office:value-type="string">
            <text:p text:style-name="P10">June–July 2007</text:p>
          </table:table-cell>
          <table:table-cell table:style-name="Table3.A1" office:value-type="string">
            <text:p text:style-name="P9">University of California at Santa Cruz<text:span text:style-name="T11"><text:tab/>Santa Cruz, California</text:span></text:p>
            <text:p text:style-name="P12">Student at <text:span text:style-name="T18">Workshop in Algorithmic Computer Music</text:span>, an intensive summer course in developing algorithmic music programs in Lisp. Faculty: David Cope, Peter Elsea, Soren Goodman, Paul Nauert.</text:p>
          </table:table-cell>
        </table:table-row>
        <text:soft-page-break/>
        <table:table-row>
          <table:table-cell table:style-name="Table3.A1" office:value-type="string">
            <text:p text:style-name="P10">January 1991–May 1994</text:p>
          </table:table-cell>
          <table:table-cell table:style-name="Table3.A1" office:value-type="string">
            <text:p text:style-name="P9"><text:span text:style-name="T11">Purchase College<text:tab/>Purchase, New York</text:span><text:span text:style-name="T3"><text:line-break/>Studied Music, concentrating in Traditional Composition, in B.F.A. program. Major teachers: Anthony Newman (composition), Robert Fertitta (organ).</text:span></text:p>
          </table:table-cell>
        </table:table-row>
        <table:table-row>
          <table:table-cell table:style-name="Table3.A1" office:value-type="string">
            <text:p text:style-name="P10">September–December 1990</text:p>
          </table:table-cell>
          <table:table-cell table:style-name="Table3.A1" office:value-type="string">
            <text:p text:style-name="P9"><text:span text:style-name="T11">Cleveland Institute of Music<text:tab/>Cleveland, Ohio</text:span><text:span text:style-name="T3"><text:line-break/>Studied Music, concentrating in Composition, in undergraduate program. Major teachers: Donald Erb (composition), Olga Radosavljevic (piano).</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1-06-21T14:08:50</dc:date>
    <meta:print-date>2011-06-06T22:58:20</meta:print-date>
    <dc:language>en-US</dc:language>
    <meta:editing-cycles>125</meta:editing-cycles>
    <meta:editing-duration>PT406H08M13S</meta:editing-duration>
    <meta:printed-by>Marnen Laibow-Koser</meta:printed-by>
    <meta:document-statistic meta:table-count="3" meta:image-count="0" meta:object-count="0" meta:page-count="3" meta:paragraph-count="75" meta:word-count="884" meta:character-count="6742"/>
    <meta:user-defined meta:name="Info 1"/>
    <meta:user-defined meta:name="Info 2"/>
    <meta:user-defined meta:name="Info 3"/>
    <meta:user-defined meta:name="Info 4"/>
  </office:meta>
</office:document-meta>
</file>